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69cm" svg:height="3.683cm" svg:x="7.096cm" svg:y="11.414cm">
          <text:p/>
        </draw:rect>
        <draw:frame draw:style-name="gr2" draw:text-style-name="P2" draw:layer="layout" svg:width="3.175cm" svg:height="0.885cm" svg:x="7.35cm" svg:y="11.668cm">
          <draw:text-box>
            <text:p><text:span text:style-name="T1">Logs folder</text:span></text:p>
          </draw:text-box>
        </draw:frame>
        <draw:rect draw:style-name="gr1" draw:text-style-name="P1" draw:layer="layout" svg:width="3.683cm" svg:height="0.889cm" svg:x="7.351cm" svg:y="12.558cm">
          <text:p/>
        </draw:rect>
        <draw:frame draw:style-name="gr2" draw:text-style-name="P2" draw:layer="layout" svg:width="3.048cm" svg:height="0.885cm" svg:x="7.732cm" svg:y="12.562cm">
          <draw:text-box>
            <text:p><text:span text:style-name="T1">stderr</text:span></text:p>
          </draw:text-box>
        </draw:frame>
        <draw:rect draw:style-name="gr1" draw:text-style-name="P1" draw:layer="layout" svg:width="3.683cm" svg:height="0.889cm" svg:x="7.35cm" svg:y="13.7cm">
          <text:p/>
        </draw:rect>
        <draw:frame draw:style-name="gr2" draw:text-style-name="P2" draw:layer="layout" svg:width="3.048cm" svg:height="0.885cm" svg:x="7.731cm" svg:y="13.704cm">
          <draw:text-box>
            <text:p><text:span text:style-name="T1">stdout</text:span></text:p>
          </draw:text-box>
        </draw:frame>
        <draw:line draw:style-name="gr3" draw:text-style-name="P1" draw:layer="layout" svg:x1="7.35cm" svg:y1="6.588cm" svg:x2="11.414cm" svg:y2="6.588cm">
          <text:p/>
        </draw:line>
        <draw:frame draw:style-name="gr2" draw:layer="layout" svg:width="2.159cm" svg:height="0.962cm" svg:x="8.366cm" svg:y="5.318cm">
          <draw:text-box>
            <text:p>build</text:p>
          </draw:text-box>
        </draw:frame>
        <draw:frame draw:style-name="gr4" draw:text-style-name="P2" draw:layer="layout" svg:width="5.08cm" svg:height="1.012cm" svg:x="1.89cm" svg:y="1.763cm">
          <draw:text-box>
            <text:p><text:span text:style-name="T1">Configuration File</text:span></text:p>
          </draw:text-box>
        </draw:frame>
        <draw:frame draw:style-name="gr5" draw:text-style-name="P2" draw:layer="layout" svg:width="5.08cm" svg:height="0.806cm" svg:x="1.763cm" svg:y="2.652cm">
          <draw:text-box>
            <text:p><text:span text:style-name="T1">Configuration</text:span></text:p>
          </draw:text-box>
        </draw:frame>
        <draw:rect draw:style-name="gr1" draw:text-style-name="P1" draw:layer="layout" svg:width="5.715cm" svg:height="8.128cm" svg:x="1.636cm" svg:y="1.89cm">
          <text:p/>
        </draw:rect>
        <draw:rect draw:style-name="gr1" draw:text-style-name="P1" draw:layer="layout" svg:width="4.438cm" svg:height="2.921cm" draw:transform="skewX (-0.00244346095279206) translate (1.89cm 2.696cm)">
          <text:p/>
        </draw:rect>
        <draw:rect draw:style-name="gr1" draw:text-style-name="P1" draw:layer="layout" svg:width="2.286cm" svg:height="0.889cm" svg:x="2.144cm" svg:y="3.331cm">
          <text:p/>
        </draw:rect>
        <draw:frame draw:style-name="gr4" draw:text-style-name="P2" draw:layer="layout" svg:width="2.159cm" svg:height="1.012cm" svg:x="2.271cm" svg:y="3.458cm">
          <draw:text-box>
            <text:p><text:span text:style-name="T1">Module</text:span></text:p>
          </draw:text-box>
        </draw:frame>
        <draw:rect draw:style-name="gr1" draw:text-style-name="P1" draw:layer="layout" svg:width="2.286cm" svg:height="0.889cm" svg:x="2.144cm" svg:y="4.347cm">
          <text:p/>
        </draw:rect>
        <draw:frame draw:style-name="gr4" draw:text-style-name="P2" draw:layer="layout" svg:width="2.159cm" svg:height="1.012cm" svg:x="2.271cm" svg:y="4.474cm">
          <draw:text-box>
            <text:p><text:span text:style-name="T1">Module</text:span></text:p>
          </draw:text-box>
        </draw:frame>
        <draw:rect draw:style-name="gr1" draw:text-style-name="P1" draw:layer="layout" svg:width="4.438cm" svg:height="2.921cm" draw:transform="skewX (-0.00244346095279206) translate (1.89cm 5.954cm)">
          <text:p/>
        </draw:rect>
        <draw:rect draw:style-name="gr1" draw:text-style-name="P1" draw:layer="layout" svg:width="2.286cm" svg:height="0.889cm" svg:x="2.144cm" svg:y="6.589cm">
          <text:p/>
        </draw:rect>
        <draw:frame draw:style-name="gr4" draw:text-style-name="P2" draw:layer="layout" svg:width="2.159cm" svg:height="1.012cm" svg:x="2.271cm" svg:y="6.716cm">
          <draw:text-box>
            <text:p><text:span text:style-name="T1">Module</text:span></text:p>
          </draw:text-box>
        </draw:frame>
        <draw:rect draw:style-name="gr1" draw:text-style-name="P1" draw:layer="layout" svg:width="2.286cm" svg:height="0.889cm" svg:x="2.144cm" svg:y="7.605cm">
          <text:p/>
        </draw:rect>
        <draw:frame draw:style-name="gr4" draw:text-style-name="P2" draw:layer="layout" svg:width="2.159cm" svg:height="1.012cm" svg:x="2.271cm" svg:y="7.732cm">
          <draw:text-box>
            <text:p><text:span text:style-name="T1">Module</text:span></text:p>
          </draw:text-box>
        </draw:frame>
        <draw:frame draw:style-name="gr6" draw:text-style-name="P2" draw:layer="layout" svg:width="5.08cm" svg:height="0.889cm" svg:x="1.636cm" svg:y="5.827cm">
          <draw:text-box>
            <text:p><text:span text:style-name="T1">Configuration</text:span></text:p>
          </draw:text-box>
        </draw:frame>
        <draw:frame draw:style-name="gr4" draw:text-style-name="P2" draw:layer="layout" svg:width="5.08cm" svg:height="1.012cm" svg:x="11.795cm" svg:y="1.762cm">
          <draw:text-box>
            <text:p><text:span text:style-name="T1">Build Folder</text:span></text:p>
          </draw:text-box>
        </draw:frame>
        <draw:frame draw:style-name="gr5" draw:text-style-name="P2" draw:layer="layout" svg:width="5.08cm" svg:height="0.806cm" svg:x="11.668cm" svg:y="2.651cm">
          <draw:text-box>
            <text:p><text:span text:style-name="T1">Configuration</text:span></text:p>
          </draw:text-box>
        </draw:frame>
        <draw:rect draw:style-name="gr1" draw:text-style-name="P1" draw:layer="layout" svg:width="5.715cm" svg:height="8.128cm" svg:x="11.541cm" svg:y="1.889cm">
          <text:p/>
        </draw:rect>
        <draw:rect draw:style-name="gr1" draw:text-style-name="P1" draw:layer="layout" svg:width="4.438cm" svg:height="2.921cm" draw:transform="skewX (-0.00244346095279206) translate (11.795cm 2.695cm)">
          <text:p/>
        </draw:rect>
        <draw:rect draw:style-name="gr1" draw:text-style-name="P1" draw:layer="layout" svg:width="2.286cm" svg:height="0.889cm" svg:x="12.049cm" svg:y="3.33cm">
          <text:p/>
        </draw:rect>
        <draw:frame draw:style-name="gr4" draw:text-style-name="P2" draw:layer="layout" svg:width="2.159cm" svg:height="1.012cm" svg:x="12.176cm" svg:y="3.457cm">
          <draw:text-box>
            <text:p><text:span text:style-name="T1">Module</text:span></text:p>
          </draw:text-box>
        </draw:frame>
        <draw:rect draw:style-name="gr1" draw:text-style-name="P1" draw:layer="layout" svg:width="2.286cm" svg:height="0.889cm" svg:x="12.049cm" svg:y="4.346cm">
          <text:p/>
        </draw:rect>
        <draw:frame draw:style-name="gr4" draw:text-style-name="P2" draw:layer="layout" svg:width="2.159cm" svg:height="1.012cm" svg:x="12.176cm" svg:y="4.473cm">
          <draw:text-box>
            <text:p><text:span text:style-name="T1">Module</text:span></text:p>
          </draw:text-box>
        </draw:frame>
        <draw:rect draw:style-name="gr1" draw:text-style-name="P1" draw:layer="layout" svg:width="4.438cm" svg:height="2.921cm" draw:transform="skewX (-0.00244346095279206) translate (11.795cm 5.953cm)">
          <text:p/>
        </draw:rect>
        <draw:rect draw:style-name="gr1" draw:text-style-name="P1" draw:layer="layout" svg:width="2.286cm" svg:height="0.889cm" svg:x="12.049cm" svg:y="6.588cm">
          <text:p/>
        </draw:rect>
        <draw:frame draw:style-name="gr4" draw:text-style-name="P2" draw:layer="layout" svg:width="2.159cm" svg:height="1.012cm" svg:x="12.176cm" svg:y="6.715cm">
          <draw:text-box>
            <text:p><text:span text:style-name="T1">Module</text:span></text:p>
          </draw:text-box>
        </draw:frame>
        <draw:rect draw:style-name="gr1" draw:text-style-name="P1" draw:layer="layout" svg:width="2.286cm" svg:height="0.889cm" svg:x="12.049cm" svg:y="7.604cm">
          <text:p/>
        </draw:rect>
        <draw:frame draw:style-name="gr4" draw:text-style-name="P2" draw:layer="layout" svg:width="2.159cm" svg:height="1.012cm" svg:x="12.176cm" svg:y="7.731cm">
          <draw:text-box>
            <text:p><text:span text:style-name="T1">Module</text:span></text:p>
          </draw:text-box>
        </draw:frame>
        <draw:frame draw:style-name="gr6" draw:text-style-name="P2" draw:layer="layout" svg:width="5.08cm" svg:height="0.889cm" svg:x="11.541cm" svg:y="5.826cm">
          <draw:text-box>
            <text:p><text:span text:style-name="T1">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7:05:24.122616528</meta:creation-date>
    <dc:date>2016-11-02T18:49:18.562025159</dc:date>
    <meta:editing-duration>PT1M39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